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Lower Trun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]/[.E1])*[.D1]" office:value-type="float" office:value="1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e1</text:p>
          </table:table-cell>
          <table:table-cell office:value-type="string" calcext:value-type="string">
            <text:p>Lower Trun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2]/[.E2])*[.D2]" office:value-type="float" office:value="1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e2</text:p>
          </table:table-cell>
          <table:table-cell office:value-type="string" calcext:value-type="string">
            <text:p>Upper Trun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3]/[.E3])*[.D3]" office:value-type="float" office:value="7.3333333333333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Shoulder</text:p>
          </table:table-cell>
          <table:table-cell office:value-type="string" calcext:value-type="string">
            <text:p>Upper Trun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4]/[.E4])*[.D4]" office:value-type="float" office:value="7.3333333333333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Shoulder</text:p>
          </table:table-cell>
          <table:table-cell office:value-type="string" calcext:value-type="string">
            <text:p>Upper Trun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5]/[.E5])*[.D5]" office:value-type="float" office:value="7.3333333333333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Head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]/[.E6])*[.D6]" office:value-type="float" office:value="2.53333333333333" calcext:value-type="float">
            <text:p/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Head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7]/[.E7])*[.D7]" office:value-type="float" office:value="2.5333333333333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_End</text:p>
          </table:table-cell>
          <table:table-cell office:value-type="string" calcext:value-type="string">
            <text:p>Head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8]/[.E8])*[.D8]" office:value-type="float" office:value="2.5333333333333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Arm</text:p>
          </table:table-cell>
          <table:table-cell office:value-type="string" calcext:value-type="string">
            <text:p>Left Arm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9]/[.E9])*[.D9]" office:value-type="float" office:value="1.6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ArmRoll</text:p>
          </table:table-cell>
          <table:table-cell office:value-type="string" calcext:value-type="string">
            <text:p>Left Arm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0]/[.E10])*[.D10]" office:value-type="float" office:value="1.6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ForeArm</text:p>
          </table:table-cell>
          <table:table-cell office:value-type="string" calcext:value-type="string">
            <text:p>Left Fore Arm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1]/[.E11])*[.D11]" office:value-type="float" office:value="0.8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ForeArmRoll</text:p>
          </table:table-cell>
          <table:table-cell office:value-type="string" calcext:value-type="string">
            <text:p>Left Fore Arm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2]/[.E12])*[.D12]" office:value-type="float" office:value="0.8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3]/[.E13])*[.D13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Thumb1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4]/[.E14])*[.D14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Thumb2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5]/[.E15])*[.D15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Thumb3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6]/[.E16])*[.D16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Thumb4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7]/[.E17])*[.D17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Index1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8]/[.E18])*[.D18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Index2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19]/[.E19])*[.D19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Index3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0]/[.E20])*[.D20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Index4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1]/[.E21])*[.D21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Middle1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2]/[.E22])*[.D22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Middle2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3]/[.E23])*[.D23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Middle3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4]/[.E24])*[.D24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Middle4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5]/[.E25])*[.D25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Ring1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6]/[.E26])*[.D26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Ring2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7]/[.E27])*[.D27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Ring3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8]/[.E28])*[.D28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Ring4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29]/[.E29])*[.D29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Pinky1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0]/[.E30])*[.D30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Pinky2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1]/[.E31])*[.D31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Pinky3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2]/[.E32])*[.D32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HandPinky4</text:p>
          </table:table-cell>
          <table:table-cell office:value-type="string" calcext:value-type="string">
            <text:p>Lef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3]/[.E33])*[.D33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rm</text:p>
          </table:table-cell>
          <table:table-cell office:value-type="string" calcext:value-type="string">
            <text:p>Right Arm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34]/[.E34])*[.D34]" office:value-type="float" office:value="1.6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rmRoll</text:p>
          </table:table-cell>
          <table:table-cell office:value-type="string" calcext:value-type="string">
            <text:p>Right Arm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35]/[.E35])*[.D35]" office:value-type="float" office:value="1.6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ForeArm</text:p>
          </table:table-cell>
          <table:table-cell office:value-type="string" calcext:value-type="string">
            <text:p>Right Fore Arm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36]/[.E36])*[.D36]" office:value-type="float" office:value="0.8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ForeArmRoll</text:p>
          </table:table-cell>
          <table:table-cell office:value-type="string" calcext:value-type="string">
            <text:p>Right Fore Arm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37]/[.E37])*[.D37]" office:value-type="float" office:value="0.8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8]/[.E38])*[.D38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Thumb1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39]/[.E39])*[.D39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Thumb2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0]/[.E40])*[.D40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Thumb3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1]/[.E41])*[.D41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Thumb4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2]/[.E42])*[.D42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Index1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3]/[.E43])*[.D43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Index2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4]/[.E44])*[.D44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Index3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5]/[.E45])*[.D45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Index4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6]/[.E46])*[.D46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Middle1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7]/[.E47])*[.D47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Middle2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8]/[.E48])*[.D48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Middle3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49]/[.E49])*[.D49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Middle4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0]/[.E50])*[.D50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Ring1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1]/[.E51])*[.D51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Ring2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2]/[.E52])*[.D52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Ring3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3]/[.E53])*[.D53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Ring4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4]/[.E54])*[.D54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Pinky1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5]/[.E55])*[.D55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Pinky2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6]/[.E56])*[.D56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Pinky3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7]/[.E57])*[.D57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HandPinky4</text:p>
          </table:table-cell>
          <table:table-cell office:value-type="string" calcext:value-type="string">
            <text:p>Right Hand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C58]/[.E58])*[.D58]" office:value-type="float" office:value="0.0380952380952381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UpLeg</text:p>
          </table:table-cell>
          <table:table-cell office:value-type="string" calcext:value-type="string">
            <text:p>Left Up Leg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59]/[.E59])*[.D59]" office:value-type="float" office:value="5.9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UpLegRoll</text:p>
          </table:table-cell>
          <table:table-cell office:value-type="string" calcext:value-type="string">
            <text:p>Left Up Leg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60]/[.E60])*[.D60]" office:value-type="float" office:value="5.9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Leg</text:p>
          </table:table-cell>
          <table:table-cell office:value-type="string" calcext:value-type="string">
            <text:p>Left Leg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61]/[.E61])*[.D61]" office:value-type="float" office:value="2.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LegRoll</text:p>
          </table:table-cell>
          <table:table-cell office:value-type="string" calcext:value-type="string">
            <text:p>Left Leg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62]/[.E62])*[.D62]" office:value-type="float" office:value="2.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Foot</text:p>
          </table:table-cell>
          <table:table-cell office:value-type="string" calcext:value-type="string">
            <text:p>Lef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3]/[.E63])*[.D63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ToeBase</text:p>
          </table:table-cell>
          <table:table-cell office:value-type="string" calcext:value-type="string">
            <text:p>Lef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4]/[.E64])*[.D64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Toes_End</text:p>
          </table:table-cell>
          <table:table-cell office:value-type="string" calcext:value-type="string">
            <text:p>Lef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5]/[.E65])*[.D65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Foot</text:p>
          </table:table-cell>
          <table:table-cell office:value-type="string" calcext:value-type="string">
            <text:p>Righ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6]/[.E66])*[.D66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ToeBase</text:p>
          </table:table-cell>
          <table:table-cell office:value-type="string" calcext:value-type="string">
            <text:p>Righ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7]/[.E67])*[.D67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Toes_End</text:p>
          </table:table-cell>
          <table:table-cell office:value-type="string" calcext:value-type="string">
            <text:p>Right F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C68]/[.E68])*[.D68]" office:value-type="float" office:value="0.666666666666667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UpLeg</text:p>
          </table:table-cell>
          <table:table-cell office:value-type="string" calcext:value-type="string">
            <text:p>Right Up Leg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69]/[.E69])*[.D69]" office:value-type="float" office:value="5.9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UpLegRoll</text:p>
          </table:table-cell>
          <table:table-cell office:value-type="string" calcext:value-type="string">
            <text:p>Right Up Leg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70]/[.E70])*[.D70]" office:value-type="float" office:value="5.95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Leg</text:p>
          </table:table-cell>
          <table:table-cell office:value-type="string" calcext:value-type="string">
            <text:p>Right Leg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71]/[.E71])*[.D71]" office:value-type="float" office:value="2.3" calcext:value-type="float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LegRoll</text:p>
          </table:table-cell>
          <table:table-cell office:value-type="string" calcext:value-type="string">
            <text:p>Right Leg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72]/[.E72])*[.D72]" office:value-type="float" office:value="2.3" calcext:value-type="float">
            <text:p/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12:33:53.737853840</dc:date>
    <dc:creator>Batman </dc:creator>
    <meta:generator>LibreOffice/4.2.3.3$Linux_X86_64 LibreOffice_project/420m0$Build-3</meta:generator>
    <meta:editing-duration>P0D</meta:editing-duration>
    <meta:editing-cycles>1</meta:editing-cycles>
    <meta:document-statistic meta:table-count="1" meta:cell-count="432" meta:object-count="0"/>
  </office:meta>
</office:document-meta>
</file>